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92e" officeooo:paragraph-rsid="0012492e"/>
    </style:style>
    <style:style style:name="P2" style:family="paragraph" style:parent-style-name="Standard">
      <style:text-properties officeooo:rsid="0012492e" officeooo:paragraph-rsid="0013aad4"/>
    </style:style>
    <style:style style:name="P3" style:family="paragraph" style:parent-style-name="Standard">
      <style:text-properties fo:font-weight="bold" officeooo:rsid="0012492e" officeooo:paragraph-rsid="0012492e" style:font-weight-asian="bold" style:font-weight-complex="bold"/>
    </style:style>
    <style:style style:name="P4" style:family="paragraph" style:parent-style-name="Standard">
      <style:text-properties fo:font-size="14pt" fo:font-weight="bold" officeooo:rsid="0012492e" officeooo:paragraph-rsid="0012492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60523" officeooo:paragraph-rsid="00160523"/>
    </style:style>
    <style:style style:name="P6" style:family="paragraph" style:parent-style-name="Standard">
      <style:paragraph-properties fo:break-before="page"/>
      <style:text-properties fo:font-weight="bold" officeooo:rsid="0012492e" officeooo:paragraph-rsid="0012492e" style:font-weight-asian="bold" style:font-weight-complex="bold"/>
    </style:style>
    <style:style style:name="T1" style:family="text">
      <style:text-properties officeooo:rsid="0013aa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ad4" style:font-weight-asian="bold" style:font-weight-complex="bold"/>
    </style:style>
    <style:style style:name="T4" style:family="text">
      <style:text-properties fo:font-weight="bold" officeooo:rsid="001562f8" style:font-weight-asian="bold" style:font-weight-complex="bold"/>
    </style:style>
    <style:style style:name="T5" style:family="text">
      <style:text-properties officeooo:rsid="00144d55"/>
    </style:style>
    <style:style style:name="T6" style:family="text">
      <style:text-properties officeooo:rsid="001562f8"/>
    </style:style>
    <style:style style:name="T7" style:family="text">
      <style:text-properties officeooo:rsid="00160523"/>
    </style:style>
    <style:style style:name="T8" style:family="text">
      <style:text-properties officeooo:rsid="0016b8b5"/>
    </style:style>
    <style:style style:name="T9" style:family="text">
      <style:text-properties officeooo:rsid="0017b5ae"/>
    </style:style>
    <style:style style:name="T10" style:family="text">
      <style:text-properties officeooo:rsid="00190cfa"/>
    </style:style>
    <style:style style:name="T11" style:family="text">
      <style:text-properties officeooo:rsid="001ae6ca"/>
    </style:style>
    <style:style style:name="T12" style:family="text">
      <style:text-properties officeooo:rsid="001b715d"/>
    </style:style>
    <style:style style:name="T13" style:family="text">
      <style:text-properties officeooo:rsid="001c3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iComp 301 – Exam 1 – <text:span text:style-name="T6">100 points</text:span></text:p>
      <text:p text:style-name="P1"/>
      <text:p text:style-name="P3">Question 1 – <text:span text:style-name="T1">Coding (15 points)</text:span></text:p>
      <text:p text:style-name="P1"/>
      <text:p text:style-name="P1">Write a <text:span text:style-name="T1">new C++ console </text:span>program to <text:span text:style-name="T1">calculate and display</text:span> the square root of a random integer greater than one million using Heron's Method.</text:p>
      <text:p text:style-name="P1">Search for "Heron's Method" on the web – there are plenty of good <text:span text:style-name="T7">YouTube Videos &amp; </text:span>code examples out there – be sure to give clear &amp; precise credit if you copy someone’s code</text:p>
      <text:p text:style-name="P1">Please explain in your own words how Heron’s method actually works.</text:p>
      <text:p text:style-name="P1">Then compare and contrast Heron's Method with Newton's Method (Session 03, Lab 02) in terms of speed (number of iterations required to obtain desired accuracy) and precision.</text:p>
      <text:p text:style-name="P1">Which method is more efficient and why?</text:p>
      <text:p text:style-name="P1"/>
      <text:p text:style-name="P3">Question 2 – <text:span text:style-name="T1">Analysis (10 points)</text:span></text:p>
      <text:p text:style-name="P1"/>
      <text:p text:style-name="P1">Simpson's Rule for Numerical Integration (Session 03, Lab 04) normally uses a fixed delta X width for <text:span text:style-name="T7">every</text:span> vertical strip under the curve between the given limits of integration.</text:p>
      <text:p text:style-name="P5"><text:span text:style-name="T9">Imagine</text:span> if you could dynamically adjust the strip width (delta X) for each and every strip based upon some criteria.</text:p>
      <text:p text:style-name="P1">The trade off is a smaller delta X (interval width) will require more intervals and hence the program will take longer to run. <text:s/>A larger delta X will run faster but return a worse estimate of the area under the curve.</text:p>
      <text:p text:style-name="P1">Describe how you would approach changing the algorithm so there is a flexible (variably changing) delta X for each strip. <text:s/></text:p>
      <text:p text:style-name="P1">For example, for long stretches of the curve which are relatively linear, a larger delta X could be used.</text:p>
      <text:p text:style-name="P1">But in the parts where the curve is rapidly changing value, a smaller delta X should be used in those locations.</text:p>
      <text:p text:style-name="P1">If given the maximum allowed epsilon, what could you use to determine an appropriate width for a<text:span text:style-name="T10">ny</text:span> given interval?</text:p>
      <text:p text:style-name="P1"/>
      <text:p text:style-name="P3">Question 3 – <text:span text:style-name="T1">Coding (10 points)</text:span></text:p>
      <text:p text:style-name="P1"/>
      <text:p text:style-name="P1">Write a <text:span text:style-name="T1">new C++ console </text:span>program <text:span text:style-name="T1">to</text:span> <text:span text:style-name="T1">calculate and display</text:span> the sum of the first 1900 positive integers that are cleanly (evenly, fully) divisible by both 7 and 11.</text:p>
      <text:p text:style-name="P1"/>
      <text:p text:style-name="P3">Question 4 – <text:span text:style-name="T1">Coding (5 points)</text:span></text:p>
      <text:p text:style-name="P1"/>
      <text:p text:style-name="P1">Change the code in Session 02 Lab 03 to display the same range in temperatures as before, but this time converting from Celsius degrees to Fahrenheit degrees.</text:p>
      <text:p text:style-name="P1">Be sure to make the human readable output make sense <text:span text:style-name="T1">because</text:span> you <text:span text:style-name="T1">are </text:span>flip<text:span text:style-name="T1">ping</text:span> which scale is on which side of the equality symbol.</text:p>
      <text:p text:style-name="P1">Just change the code right in the <text:span text:style-name="T11">lab’s</text:span> CPP file <text:span text:style-name="T11">within the existing project</text:span>.</text:p>
      <text:p text:style-name="P1"><text:span text:style-name="T1">Y</text:span>our code changes <text:span text:style-name="T1">must</text:span> <text:span text:style-name="T1">successfully </text:span>compile and run as expected.</text:p>
      <text:p text:style-name="P1"/>
      <text:p text:style-name="P3"/>
      <text:p text:style-name="P6">Question 5 – <text:span text:style-name="T1">Analysis (10 points)</text:span></text:p>
      <text:p text:style-name="P1"/>
      <text:p text:style-name="P1">What are the fundamental (intrinsic) inefficiencies (weaknesses) in the Bubble Sort algorithm?</text:p>
      <text:p text:style-name="P1">Name at least two things we could do from an algorithmic perspective to avoid these problems.</text:p>
      <text:p text:style-name="P1">Consider for example QuickSort (you can <text:span text:style-name="T8">find that algorithm discussed in many </text:span>YouTube <text:span text:style-name="T8">videos</text:span>)</text:p>
      <text:p text:style-name="P1">What inherently makes QuickSort so much faster than Bubble Sort?</text:p>
      <text:p text:style-name="P1"/>
      <text:p text:style-name="P3">Question 6 – <text:span text:style-name="T1">Coding (5 points)</text:span></text:p>
      <text:p text:style-name="P1"/>
      <text:p text:style-name="P2">Write a <text:span text:style-name="T1">new C++ console </text:span>program <text:span text:style-name="T1">to</text:span> <text:span text:style-name="T1">calculate and display</text:span> the lowest common multiple of two <text:span text:style-name="T1">random </text:span>integers <text:span text:style-name="T1">each greater than one million.</text:span></text:p>
      <text:p text:style-name="P1"><text:span text:style-name="T12">Hint: </text:span>In Session 08 Lab 02, you implemented a function to find the Greatest Common Divisor (GCD) of two positive integers A and B using Euclid's Method.</text:p>
      <text:p text:style-name="P1"><text:span text:style-name="T13">Now imagine i</text:span>f all you had at your disposal was this GCD function, how might you find the Lowest Common Multiple (LCM) of A and B?</text:p>
      <text:p text:style-name="P1"/>
      <text:p text:style-name="P1"><text:span text:style-name="T2">Question 7 – </text:span><text:span text:style-name="T3">Coding </text:span><text:span text:style-name="T4">(5 points)</text:span></text:p>
      <text:p text:style-name="P1"/>
      <text:p text:style-name="P2">Write a <text:span text:style-name="T1">new C++ console </text:span>program <text:span text:style-name="T1">to</text:span> <text:span text:style-name="T1">calculate and display</text:span> the sum of two <text:span text:style-name="T1">integer </text:span>vectors a + b</text:p>
      <text:p text:style-name="P1"><text:span text:style-name="T1">The two v</text:span>ectors a and b should contain <text:span text:style-name="T1">exactly </text:span>20 random integers between -100 and 100 <text:span text:style-name="T1">inclusively.</text:span></text:p>
      <text:p text:style-name="P1"/>
      <text:p text:style-name="P3">Question 8 – <text:span text:style-name="T1">Coding &amp; Analysis (20 points)</text:span></text:p>
      <text:p text:style-name="P1"/>
      <text:p text:style-name="P2">Write a <text:span text:style-name="T1">new C++ console </text:span>program <text:span text:style-name="T1">to</text:span> <text:span text:style-name="T1">calculate and display </text:span>the number of 1's in the binary (base 2) representation of a random positive integer <text:span text:style-name="T13">between one million and two million inclusively.</text:span></text:p>
      <text:p text:style-name="P1">The number of ones is called the "population count" <text:span text:style-name="T13">which is often </text:span>abbreviated <text:span text:style-name="T13">as just “</text:span>popcount”.</text:p>
      <text:p text:style-name="P1">It represents the number of bits that are "set" in <text:span text:style-name="T1">a number</text:span> and can be considered its Hamming weight.</text:p>
      <text:p text:style-name="P1">In what areas do scientists use the Hamming weight?</text:p>
      <text:p text:style-name="P1"/>
      <text:p text:style-name="P3">Question 9 – <text:span text:style-name="T1">Analysis (10 points)</text:span></text:p>
      <text:p text:style-name="P1"/>
      <text:p text:style-name="P1">In Session 07 Lab 5 you wrote code to calculate the mean, median, mode, variance, and standard deviation of a set of numbers having a uniform distribution.</text:p>
      <text:p text:style-name="P1">In terms of describing the central tendency of your sample of numbers, when might you chose median over mean, or mode over median - to <text:span text:style-name="T13">better </text:span>explain the <text:span text:style-name="T13">true </text:span>distribution of your data?</text:p>
      <text:p text:style-name="P1">Include in your prose how each of these statistics (mean, median, mode) can be thrown off by outliers.</text:p>
      <text:p text:style-name="P1">Is the mode meaningful for discrete or continuous data?</text:p>
      <text:p text:style-name="P1"/>
      <text:p text:style-name="P3">Question 10 – <text:span text:style-name="T1">Analysis (10 points)</text:span></text:p>
      <text:p text:style-name="P1"/>
      <text:p text:style-name="P1">Tell me about a prior scientific experiment that you performed for a class or club or hobby, that in retrospect, might have <text:span text:style-name="T5">benefited</text:span> from a touch of scientific computing.</text:p>
      <text:p text:style-name="P1">For example, in a prior science project, could you have made use of better statistics, or graphs/visualizations, or simulation and <text:span text:style-name="T5">modeling</text:span>? If so, how and why?</text:p>
      <text:p text:style-name="P1">Reflect back and describe a situation where you might have obtained greater insight in your <text:span text:style-name="T6">prior </text:span>scientific analysis by leveraging some advanced coding techniques.</text:p>
      <text:p text:style-name="P1">Be specific - provide for me the setting, your hypothesis/objective, and how might you go back and augment your prior work by leveraging some better software too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0:39:13.938463171</meta:creation-date>
    <dc:date>2018-02-20T09:49:25.763528847</dc:date>
    <meta:editing-duration>PT59M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865" meta:character-count="5060" meta:non-whitespace-character-count="4227"/>
  </office:meta>
</office:document-meta>
</file>